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8450" officeooo:paragraph-rsid="001e8450"/>
    </style:style>
    <style:style style:name="P2" style:family="paragraph" style:parent-style-name="Standard">
      <style:text-properties fo:font-weight="normal" officeooo:rsid="001f1bf3" officeooo:paragraph-rsid="001e8450" style:font-weight-asian="normal" style:font-weight-complex="normal"/>
    </style:style>
    <style:style style:name="P3" style:family="paragraph" style:parent-style-name="Standard">
      <style:text-properties fo:font-weight="normal" officeooo:rsid="001f1cc2" officeooo:paragraph-rsid="001f1cc2" style:font-weight-asian="normal" style:font-weight-complex="normal"/>
    </style:style>
    <style:style style:name="P4" style:family="paragraph" style:parent-style-name="Standard">
      <style:text-properties officeooo:rsid="001f1cc2" officeooo:paragraph-rsid="001f1cc2"/>
    </style:style>
    <style:style style:name="P5" style:family="paragraph" style:parent-style-name="Standard">
      <style:text-properties fo:font-weight="normal" officeooo:rsid="00223d3d" officeooo:paragraph-rsid="00223d3d" style:font-weight-asian="normal" style:font-weight-complex="normal"/>
    </style:style>
    <style:style style:name="P6" style:family="paragraph" style:parent-style-name="Standard">
      <style:text-properties fo:font-weight="normal" officeooo:rsid="002339cf" officeooo:paragraph-rsid="002339cf" style:font-weight-asian="normal" style:font-weight-complex="normal"/>
    </style:style>
    <style:style style:name="P7" style:family="paragraph" style:parent-style-name="Standard">
      <style:text-properties officeooo:rsid="00243cea" officeooo:paragraph-rsid="0024b8cd"/>
    </style:style>
    <style:style style:name="P8" style:family="paragraph" style:parent-style-name="Standard" style:list-style-name="L6">
      <style:text-properties officeooo:rsid="00243cea" officeooo:paragraph-rsid="0024b8cd"/>
    </style:style>
    <style:style style:name="P9" style:family="paragraph" style:parent-style-name="Standard">
      <style:text-properties officeooo:rsid="0024b8cd" officeooo:paragraph-rsid="0024b8cd"/>
    </style:style>
    <style:style style:name="P10" style:family="paragraph" style:parent-style-name="Standard" style:list-style-name="L6">
      <style:text-properties officeooo:paragraph-rsid="00243cea"/>
    </style:style>
    <style:style style:name="P11" style:family="paragraph" style:parent-style-name="Standard" style:list-style-name="L6">
      <style:text-properties officeooo:paragraph-rsid="0024b8cd"/>
    </style:style>
    <style:style style:name="P12" style:family="paragraph" style:parent-style-name="Standard" style:list-style-name="L7">
      <style:text-properties officeooo:paragraph-rsid="00243cea"/>
    </style:style>
    <style:style style:name="P13" style:family="paragraph" style:parent-style-name="Standard" style:list-style-name="L8">
      <style:text-properties officeooo:paragraph-rsid="0024b8cd"/>
    </style:style>
    <style:style style:name="P14" style:family="paragraph" style:parent-style-name="Standard" style:list-style-name="L9">
      <style:text-properties officeooo:paragraph-rsid="0024b8cd"/>
    </style:style>
    <style:style style:name="P15" style:family="paragraph" style:parent-style-name="Standard" style:list-style-name="L10">
      <style:text-properties officeooo:paragraph-rsid="0024b8cd"/>
    </style:style>
    <style:style style:name="P16" style:family="paragraph" style:parent-style-name="Standard" style:list-style-name="L11">
      <style:text-properties officeooo:paragraph-rsid="0024b8cd"/>
    </style:style>
    <style:style style:name="P17" style:family="paragraph" style:parent-style-name="Standard" style:list-style-name="L12">
      <style:text-properties officeooo:paragraph-rsid="0024b8cd"/>
    </style:style>
    <style:style style:name="P18" style:family="paragraph" style:parent-style-name="Text_20_body">
      <style:text-properties officeooo:paragraph-rsid="0025c5a5"/>
    </style:style>
    <style:style style:name="P19" style:family="paragraph" style:parent-style-name="Text_20_body">
      <style:text-properties officeooo:rsid="0025c5a5" officeooo:paragraph-rsid="0025c5a5"/>
    </style:style>
    <style:style style:name="P20" style:family="paragraph" style:parent-style-name="Text_20_body" style:list-style-name="L5">
      <style:text-properties officeooo:rsid="0025c5a5" officeooo:paragraph-rsid="0025c5a5"/>
    </style:style>
    <style:style style:name="P21" style:family="paragraph" style:parent-style-name="Text_20_body" style:list-style-name="L5">
      <style:text-properties officeooo:rsid="002629fc" officeooo:paragraph-rsid="002629fc"/>
    </style:style>
    <style:style style:name="P22" style:family="paragraph" style:parent-style-name="Text_20_body" style:list-style-name="L5">
      <style:text-properties officeooo:paragraph-rsid="002629fc"/>
    </style:style>
    <style:style style:name="P23" style:family="paragraph" style:parent-style-name="Text_20_body" style:list-style-name="L5">
      <style:text-properties fo:color="#ff0000" officeooo:rsid="002629fc" officeooo:paragraph-rsid="002629fc"/>
    </style:style>
    <style:style style:name="P24" style:family="paragraph" style:parent-style-name="Text_20_body" style:list-style-name="L5">
      <style:text-properties style:use-window-font-color="true" officeooo:rsid="002629fc" officeooo:paragraph-rsid="002629fc"/>
    </style:style>
    <style:style style:name="P25" style:family="paragraph" style:parent-style-name="Text_20_body" style:list-style-name="L5">
      <style:text-properties style:use-window-font-color="true" officeooo:rsid="00282630" officeooo:paragraph-rsid="00282630"/>
    </style:style>
    <style:style style:name="P26" style:family="paragraph" style:parent-style-name="Text_20_body" style:list-style-name="L5">
      <style:text-properties style:use-window-font-color="true" officeooo:rsid="002a4f24" officeooo:paragraph-rsid="002a4f24"/>
    </style:style>
    <style:style style:name="P27" style:family="paragraph" style:parent-style-name="Heading_20_2">
      <style:text-properties officeooo:paragraph-rsid="0025c5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1bf3" style:font-weight-asian="normal" style:font-weight-complex="normal"/>
    </style:style>
    <style:style style:name="T4" style:family="text">
      <style:text-properties fo:font-weight="normal" officeooo:rsid="00243cea" style:font-weight-asian="normal" style:font-weight-complex="normal"/>
    </style:style>
    <style:style style:name="T5" style:family="text">
      <style:text-properties fo:font-weight="normal" officeooo:rsid="00223d3d" style:font-weight-asian="normal" style:font-weight-complex="normal"/>
    </style:style>
    <style:style style:name="T6" style:family="text">
      <style:text-properties fo:font-weight="normal" officeooo:rsid="0024b8cd" style:font-weight-asian="normal" style:font-weight-complex="normal"/>
    </style:style>
    <style:style style:name="T7" style:family="text">
      <style:text-properties fo:font-weight="normal" officeooo:rsid="002629fc" style:font-weight-asian="normal" style:font-weight-complex="normal"/>
    </style:style>
    <style:style style:name="T8" style:family="text">
      <style:text-properties fo:font-weight="normal" officeooo:rsid="00282630" style:font-weight-asian="normal" style:font-weight-complex="normal"/>
    </style:style>
    <style:style style:name="T9" style:family="text">
      <style:text-properties fo:font-weight="normal" officeooo:rsid="002c4589" style:font-weight-asian="normal" style:font-weight-complex="normal"/>
    </style:style>
    <style:style style:name="T10" style:family="text">
      <style:text-properties officeooo:rsid="0025c5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ós aplicar o patch <text:span text:style-name="T1">hal-linux-4.4.43-x86-6.patch</text:span> sobre o código do kernel 4.4.43, configuração VANILLA, mais as configurações recomendadas pela documentação do RTAI, a compilação falha no modulo <text:span text:style-name="T1">arch/x86/kernel/ipipe.o</text:span>.</text:p>
      <text:p text:style-name="P1">Seguindo uma dica postada em: <text:a xlink:type="simple" xlink:href="http://www.xenomai.org/pipermail/xenomai/2017-May/037295.html" text:style-name="Internet_20_link" text:visited-style-name="Visited_20_Internet_20_Link">http://www.xenomai.org/pipermail/xenomai/2017-May/037295.html</text:a>, removi a opção: <text:span text:style-name="T1">AMD MCE features</text:span> do menu <text:span text:style-name="T1">Processor type and features </text:span><text:span text:style-name="T3">e o problema foi resolvido.</text:span></text:p>
      <text:p text:style-name="P2"/>
      <text:p text:style-name="P4"><text:span text:style-name="T3">G</text:span><text:span text:style-name="T2">erar os arquivos de documentação apartir da compilação do RTAI gera um erro pela falta do arquivo fop.sh </text:span><text:span text:style-name="T4">durante a exeução do script de configuração dos fontes para a compilação. </text:span><text:span text:style-name="T2">Desabilitar a geração da documentação durante a compilação do RTAI nas opções do menuconfig resolve o problema.</text:span></text:p>
      <text:p text:style-name="P6"/>
      <text:list xml:id="list4150327121275130899" text:style-name="L6">
        <text:list-item>
          <text:p text:style-name="P10"><text:span text:style-name="T4">A compilação do RTAI 5.0.1 em um kernel 4.4.43 VANILLA com o patch devidamente aplicado e configurado conforme documentação encontrada em: <text:s/>https://www.rtai.org/userfiles/downloads/RTAILAB/RTAI-TARGET-HOWTO.txt, publicada no dia 25/02/2008, gera o seguinte erro:</text:span></text:p>
        </text:list-item>
      </text:list>
      <text:list xml:id="list3139508941252989458" text:style-name="L7">
        <text:list-item>
          <text:list>
            <text:list-item>
              <text:p text:style-name="P12"><text:span text:style-name="T5">scripts/Makefile.build:258: recipe for target '/usr/src/rtai-5.0.1/base/arch/x86/hal/hal.o' failed</text:span></text:p>
            </text:list-item>
          </text:list>
        </text:list-item>
      </text:list>
      <text:list xml:id="list201145409499574" text:continue-list="list4150327121275130899" text:style-name="L6">
        <text:list-header>
          <text:p text:style-name="P10"><text:span text:style-name="T5"/></text:p>
        </text:list-header>
        <text:list-item>
          <text:p text:style-name="P8"><text:span text:style-name="T5">A </text:span><text:span text:style-name="T2">compilação do RTAI 5.0.1 em um kernel 4.4.43 com patch devidamente aplicado, com configuração identica a da distribuição utilizada, Debian 8.8 (Jessie), kernel 3.16.</text:span><text:span text:style-name="T6">0-4, e alterados itens específicos de configuração conforme o tutorial: <text:s/></text:span><text:span text:style-name="T2">RTAI-TARGET-HOWTO.txt, </text:span><text:span text:style-name="T6">citado acima, gera o seguinte erro:</text:span></text:p>
        </text:list-item>
      </text:list>
      <text:list xml:id="list7974783408475099680" text:style-name="L12">
        <text:list-item>
          <text:list>
            <text:list-item>
              <text:p text:style-name="P17"><text:span text:style-name="T5">scripts/Makefile.build:258: recipe for target '/usr/src/rtai-5.0.1/base/arch/x86/hal/hal.o' failed</text:span></text:p>
            </text:list-item>
          </text:list>
        </text:list-item>
      </text:list>
      <text:list xml:id="list201143703598721" text:continue-list="list201145409499574" text:style-name="L6">
        <text:list-header>
          <text:p text:style-name="P8"><text:span text:style-name="T5"/></text:p>
        </text:list-header>
        <text:list-item>
          <text:p text:style-name="P11"><text:span text:style-name="T4">A compilação do RTAI 5.0.1 em um kernel 4.</text:span><text:span text:style-name="T6">1</text:span><text:span text:style-name="T4">.</text:span><text:span text:style-name="T6">18</text:span><text:span text:style-name="T4"> VANILLA com o patch devidamente aplicado e configurado conforme documentação encontrada em: <text:s/>https://www.rtai.org/userfiles/downloads/RTAILAB/RTAI-TARGET-HOWTO.txt, publicada no dia 25/02/2008, gera o seguinte erro:</text:span></text:p>
        </text:list-item>
      </text:list>
      <text:list xml:id="list4696057057207226984" text:style-name="L11">
        <text:list-item>
          <text:list>
            <text:list-item>
              <text:p text:style-name="P16"><text:span text:style-name="T5">scripts/Makefile.build:258: recipe for target '/usr/src/rtai-5.0.1/base/arch/x86/hal/hal.o' failed</text:span></text:p>
            </text:list-item>
          </text:list>
        </text:list-item>
      </text:list>
      <text:list xml:id="list201144774425116" text:continue-list="list201143703598721" text:style-name="L6">
        <text:list-header>
          <text:p text:style-name="P11"><text:span text:style-name="T5"/></text:p>
        </text:list-header>
        <text:list-item>
          <text:p text:style-name="P8"><text:span text:style-name="T5">A </text:span><text:span text:style-name="T2">compilação do RTAI 5.0.1 em um kernel 4.</text:span><text:span text:style-name="T6">1</text:span><text:span text:style-name="T2">.</text:span><text:span text:style-name="T6">18</text:span><text:span text:style-name="T2"> com patch devidamente aplicado, com configuração identica a da distribuição utilizada, Debian 8.8 (Jessie), kernel 3.16.</text:span><text:span text:style-name="T6">0-4, e alterados itens específicos de configuração conforme o tutorial: <text:s/></text:span><text:span text:style-name="T2">RTAI-TARGET-HOWTO.txt, </text:span><text:span text:style-name="T6">citado acima, gera o seguinte erro:</text:span></text:p>
        </text:list-item>
      </text:list>
      <text:list xml:id="list114986248395618520" text:style-name="L10">
        <text:list-item>
          <text:list>
            <text:list-item>
              <text:p text:style-name="P15"><text:span text:style-name="T5">scripts/Makefile.build:258: recipe for target '/usr/src/rtai-5.0.1/base/arch/x86/hal/hal.o' failed</text:span></text:p>
            </text:list-item>
          </text:list>
        </text:list-item>
      </text:list>
      <text:list xml:id="list201145370821291" text:continue-list="list201144774425116" text:style-name="L6">
        <text:list-header>
          <text:p text:style-name="P8"><text:span text:style-name="T5"/></text:p>
        </text:list-header>
        <text:list-item>
          <text:p text:style-name="P11"><text:span text:style-name="T4">A compilação do RTAI </text:span><text:span text:style-name="T6">4.1</text:span><text:span text:style-name="T4">.1 em um kernel </text:span><text:span text:style-name="T6">3.14.33</text:span><text:span text:style-name="T4"> VANILLA com o patch devidamente aplicado e configurado conforme documentação encontrada em: <text:s/>https://www.rtai.org/userfiles/downloads/RTAILAB/RTAI-TARGET-HOWTO.txt, publicada no dia 25/02/2008, gera o seguinte erro:</text:span></text:p>
        </text:list-item>
      </text:list>
      <text:list xml:id="list3945761527702725207" text:style-name="L9">
        <text:list-item>
          <text:list>
            <text:list-item>
              <text:p text:style-name="P14"><text:span text:style-name="T5">scripts/Makefile.build:258: recipe for target '/usr/src/rtai-</text:span><text:span text:style-name="T6">4.1.</text:span><text:span text:style-name="T5">1/base/arch/x86/hal/hal.o' failed</text:span></text:p>
            </text:list-item>
          </text:list>
        </text:list-item>
      </text:list>
      <text:list xml:id="list201143401597075" text:continue-list="list201145370821291" text:style-name="L6">
        <text:list-header>
          <text:p text:style-name="P11"><text:span text:style-name="T5"/></text:p>
        </text:list-header>
        <text:list-item>
          <text:p text:style-name="P8"><text:span text:style-name="T5">A </text:span><text:span text:style-name="T2">compilação do RTAI </text:span><text:span text:style-name="T6">4.1</text:span><text:span text:style-name="T2">.1 em um kernel </text:span><text:span text:style-name="T6">3.14.33</text:span><text:span text:style-name="T2"> com patch devidamente aplicado, com configuração identica a da distribuição utilizada, Debian 8.8 (Jessie), kernel 3.16.</text:span><text:span text:style-name="T6">0-4, e alterados itens específicos de configuração conforme o tutorial: <text:s/></text:span><text:span text:style-name="T2">RTAI-TARGET-HOWTO.txt, </text:span><text:span text:style-name="T6">citado acima, gera o seguinte erro:</text:span></text:p>
        </text:list-item>
      </text:list>
      <text:list xml:id="list7090547099279877939" text:style-name="L8">
        <text:list-item>
          <text:list>
            <text:list-item>
              <text:p text:style-name="P13"><text:span text:style-name="T5">scripts/Makefile.build:258: recipe for target '/usr/src/rtai-</text:span><text:span text:style-name="T6">4.1.</text:span><text:span text:style-name="T5">1/base/arch/x86/hal/hal.o' </text:span><text:soft-page-break/><text:span text:style-name="T5">failed</text:span></text:p>
            </text:list-item>
          </text:list>
        </text:list-item>
      </text:list>
      <text:list xml:id="list201144626404065" text:continue-list="list201143401597075" text:style-name="L6">
        <text:list-header>
          <text:p text:style-name="P8"><text:span text:style-name="T5"/></text:p>
        </text:list-header>
      </text:list>
      <text:p text:style-name="P9"><text:span text:style-name="T2">Os erros mostram que algum item de configuração do kernel deve está provocando incompatibilidade com as necessidades do RTAI.</text:span></text:p>
      <text:p text:style-name="P9"><text:span text:style-name="T2"/></text:p>
      <text:p text:style-name="P9"><text:span text:style-name="T2">A compilação se mostrou possível em todos os casos utilizando uma maquina virtual com a mesma versão da distribuição de teste.</text:span></text:p>
      <text:p text:style-name="P9"><text:span text:style-name="T2"/></text:p>
      <text:h text:style-name="P27" text:outline-level="2"><text:span text:style-name="T10">Compilação do RTAI – kernel 4.4.43 VANILLA + RTAI 5.0.1</text:span></text:h>
      <text:p text:style-name="P18"/>
      <text:p text:style-name="P19">Neste teste será utilizado um kernel versão 4.4.43 VANILLA com a configuração mínima recomendada por: <text:s/><text:span text:style-name="T4">RTAI-TARGET-HOWTO.txt, </text:span><text:span text:style-name="T2">também será seguido o passo-a-passo de compilação e instalação sugerido pelo mesmo arquivo.</text:span></text:p>
      <text:p text:style-name="P19"><text:span text:style-name="T4"/></text:p>
      <text:list xml:id="list4615196866471939871" text:style-name="L5">
        <text:list-item>
          <text:p text:style-name="P20"><text:span text:style-name="T4">B</text:span><text:span text:style-name="T2">aixar os fontes do kernel linux e do rtai</text:span></text:p>
        </text:list-item>
        <text:list-item>
          <text:p text:style-name="P20"><text:span text:style-name="T2">Descompactar os fontes em /usr/src/</text:span></text:p>
        </text:list-item>
        <text:list-item>
          <text:p text:style-name="P20"><text:span text:style-name="T2">Criar um link para os fontes do kernel: /usr/src/linux</text:span></text:p>
        </text:list-item>
        <text:list-item>
          <text:p text:style-name="P20"><text:span text:style-name="T2">Criar um link para os fontes do RTAI: /usr/src/rtai</text:span></text:p>
        </text:list-item>
        <text:list-item>
          <text:p text:style-name="P20"><text:span text:style-name="T2">Aplicar o patch adequado ao kernel do linux</text:span></text:p>
        </text:list-item>
        <text:list-item>
          <text:p text:style-name="P21"><text:span text:style-name="T5">C</text:span><text:span text:style-name="T2">onfigurar o kernel,. Alguns parâmetros de configuração sitados no arquivo de howto não estão mais presentes nesta vrsão do kernel linux.</text:span></text:p>
          <text:list>
            <text:list-item>
              <text:p text:style-name="P22"><text:span text:style-name="T7">A opção Enable l</text:span><text:span text:style-name="T2">oadable module support </text:span><text:span text:style-name="T7">deve está habilitada e seu parâmetro Module versioning suporte, desabilitado.</text:span></text:p>
            </text:list-item>
            <text:list-item>
              <text:p text:style-name="P21"><text:span text:style-name="T2">Em Processor type and features o parâmetro Iterrupt pipeline deve ser habilitado</text:span></text:p>
            </text:list-item>
            <text:list-item>
              <text:p text:style-name="P23"><text:span text:style-name="T2">Em Processor type and features o parâmetro IO-APIC support on uniprocessor deve esá desabilitado.</text:span></text:p>
            </text:list-item>
            <text:list-item>
              <text:p text:style-name="P24"><text:span text:style-name="T2">Em </text:span><text:span text:style-name="T8">File systems -&gt; Pseudo filesystems, o parâmetro /proc file system support deve está habilitado.</text:span></text:p>
            </text:list-item>
          </text:list>
        </text:list-item>
        <text:list-item>
          <text:p text:style-name="P25"><text:span text:style-name="T2">Executar a compilação do kernel: make -&gt; make modules_install -&gt; make install</text:span></text:p>
        </text:list-item>
        <text:list-item>
          <text:p text:style-name="P26"><text:span text:style-name="T2">Reiniciar o sistema e carregar o novo kernel. A compilação do RTAI só pode ser executada em um kernel com o patch devidamente aplicado.</text:span></text:p>
        </text:list-item>
        <text:list-item>
          <text:p text:style-name="P26"><text:span text:style-name="T2">Criar um diretório /usr/realtime</text:span></text:p>
        </text:list-item>
        <text:list-item>
          <text:p text:style-name="P26"><text:span text:style-name="T2">Compilar e instalar o RTAI, make -&gt; make install. </text:span><text:span text:style-name="T9">Na etapa de configuração não altere nenhum parâmetro.</text:span></text:p>
        </text:list-item>
      </text:list>
      <text:p text:style-name="P7"><text:span text:style-name="T5"/>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24M</meta:editing-duration>
    <meta:editing-cycles>11</meta:editing-cycles>
    <meta:generator>LibreOffice/5.1.1.3$Windows_X86_64 LibreOffice_project/89f508ef3ecebd2cfb8e1def0f0ba9a803b88a6d</meta:generator>
    <dc:date>2017-09-07T20:11:43.194000000</dc:date>
    <meta:document-statistic meta:table-count="0" meta:image-count="0" meta:object-count="0" meta:page-count="2" meta:paragraph-count="33" meta:word-count="626" meta:character-count="4641" meta:non-whitespace-character-count="4067"/>
    <meta:user-defined meta:name="Info 1"/>
    <meta:user-defined meta:name="Info 2"/>
    <meta:user-defined meta:name="Info 3"/>
    <meta:user-defined meta:name="Info 4"/>
  </office:meta>
</office:document-meta>
</file>